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Helvetica Neue1" svg:font-family="'Helvetica Neue'"/>
    <style:font-face style:name="Helvetica Neue Light" svg:font-family="'Helvetica Neue Light'"/>
    <style:font-face style:name="OpenSymbol" svg:font-family="OpenSymbol"/>
    <style:font-face style:name="Helvetica" svg:font-family="Helvetica" style:font-family-generic="swiss"/>
    <style:font-face style:name="Helvetica Neue" svg:font-family="'Helvetica Neue'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Cambria" svg:font-family="Cambria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-Roman" svg:font-family="Times-Roma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Helvetica Neue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Helvetica Neue" fo:font-size="6pt" style:font-size-asian="6pt" style:font-size-complex="6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Helvetica Neue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Helvetica Neue" fo:font-size="5pt" fo:font-weight="bold" style:font-size-asian="5pt" style:font-weight-asian="bold" style:font-size-complex="5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Helvetica Neue" fo:font-size="5pt" fo:font-weight="normal" style:font-size-asian="5pt" style:font-weight-asian="normal" style:font-size-complex="5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color="#000000" style:font-name="Helvetica Neue" fo:font-size="6pt" fo:font-weight="bold" style:font-size-asian="6pt" style:font-weight-asian="bold" style:font-size-complex="6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style:font-name="Helvetica Neue" fo:font-size="6pt" style:font-name-asian="Times New Roman1" style:font-size-asian="6pt" style:font-name-complex="Times New Roman1" style:font-size-complex="6pt"/>
    </style:style>
    <style:style style:name="P11" style:family="paragraph" style:parent-style-name="Standard">
      <style:paragraph-properties fo:line-height="100%" fo:text-align="justify" style:justify-single-word="false" fo:orphans="0" fo:widows="0"/>
      <style:text-properties fo:color="#000000" style:font-name="Helvetica Neue" fo:font-size="6pt" style:font-size-asian="6pt" style:font-name-complex="Times-Bold" style:font-size-complex="6pt" style:font-weight-complex="bold"/>
    </style:style>
    <style:style style:name="P12" style:family="paragraph" style:parent-style-name="Standard">
      <style:paragraph-properties fo:line-height="100%" fo:text-align="justify" style:justify-single-word="false" style:text-autospace="none"/>
      <style:text-properties fo:color="#000000" style:font-name="Helvetica Neue" fo:font-size="6pt" style:font-size-asian="6pt" style:font-size-complex="6pt"/>
    </style:style>
    <style:style style:name="P13" style:family="paragraph" style:parent-style-name="Standard">
      <style:paragraph-properties fo:text-align="justify" style:justify-single-word="false"/>
      <style:text-properties fo:color="#000000" style:font-name="Helvetica Neue" fo:font-size="6pt" style:font-size-asian="6pt" style:font-size-complex="6pt"/>
    </style:style>
    <style:style style:name="P14" style:family="paragraph" style:parent-style-name="Standard">
      <style:paragraph-properties fo:text-align="justify" style:justify-single-word="false" style:text-autospace="none"/>
      <style:text-properties fo:color="#000000" style:font-name="Helvetica Neue" fo:font-size="6pt" style:font-size-asian="6pt" style:font-size-complex="6pt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font-name="Helvetica Neue" fo:font-size="6pt" style:font-size-asian="6pt" style:font-size-complex="6pt"/>
    </style:style>
    <style:style style:name="P16" style:family="paragraph" style:parent-style-name="Standard">
      <style:paragraph-properties fo:text-align="justify" style:justify-single-word="false" fo:orphans="0" fo:widows="0"/>
      <style:text-properties fo:color="#000000" style:font-name="Helvetica Neue" fo:font-size="6pt" style:font-size-asian="6pt" style:font-name-complex="Times-Roman" style:font-size-complex="6pt"/>
    </style:style>
    <style:style style:name="P17" style:family="paragraph" style:parent-style-name="Standard">
      <style:paragraph-properties fo:text-align="justify" style:justify-single-word="false" style:text-autospace="none"/>
      <style:text-properties fo:color="#000000" style:font-name="Helvetica Neue" fo:font-size="6pt" fo:font-weight="normal" style:font-size-asian="6pt" style:font-weight-asian="normal" style:font-size-complex="6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Helvetica Neue"/>
    </style:style>
    <style:style style:name="P19" style:family="paragraph" style:parent-style-name="Standard">
      <style:paragraph-properties fo:text-align="justify" style:justify-single-word="false" fo:orphans="0" fo:widows="0"/>
      <style:text-properties fo:color="#000000" style:font-name="Helvetica Neue"/>
    </style:style>
    <style:style style:name="P20" style:family="paragraph" style:parent-style-name="Standard">
      <style:paragraph-properties fo:text-align="justify" style:justify-single-word="false" style:text-autospace="none"/>
      <style:text-properties fo:color="#000000" style:font-name="Helvetica Neue" fo:font-size="10pt" fo:font-weight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Helvetica Neue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justify" style:justify-single-word="false" style:text-autospace="none"/>
      <style:text-properties fo:color="#000000" style:font-name="Helvetica Neue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Helvetica Neue" fo:font-size="10pt" style:font-size-asian="10pt" style:font-size-complex="10pt"/>
    </style:style>
    <style:style style:name="P24" style:family="paragraph" style:parent-style-name="Standard">
      <style:paragraph-properties fo:text-align="justify" style:justify-single-word="false" style:text-autospace="none"/>
      <style:text-properties fo:color="#000000" style:font-name="Helvetica Neue" fo:font-size="10pt" style:font-size-asian="10pt" style:font-size-complex="10pt"/>
    </style:style>
    <style:style style:name="P25" style:family="paragraph" style:parent-style-name="Standard">
      <style:paragraph-properties fo:line-height="100%" fo:text-align="justify" style:justify-single-word="false" style:text-autospace="none"/>
      <style:text-properties fo:color="#000000" style:font-name="Tahoma" fo:font-size="10pt" style:font-size-asian="10pt" style:font-size-complex="10pt"/>
    </style:style>
    <style:style style:name="P26" style:family="paragraph" style:parent-style-name="Standard">
      <style:paragraph-properties fo:text-align="justify" style:justify-single-word="false" style:text-autospace="none"/>
      <style:text-properties fo:font-variant="normal" fo:text-transform="none" fo:color="#000000" style:font-name="Helvetica Neue" fo:font-size="10pt" fo:letter-spacing="normal" fo:font-style="normal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style:font-name="Helvetica Neue" fo:font-size="10pt" fo:letter-spacing="normal" fo:font-style="normal" fo:font-weight="normal" style:font-size-asian="10pt" style:font-size-complex="10pt"/>
    </style:style>
    <style:style style:name="P28" style:family="paragraph" style:parent-style-name="Standard">
      <style:paragraph-properties fo:text-align="justify" style:justify-single-word="false" style:text-autospace="none"/>
      <style:text-properties fo:font-variant="normal" fo:text-transform="none" fo:color="#000000" style:font-name="Helvetica Neue" fo:font-size="6pt" fo:letter-spacing="normal" fo:font-style="normal" fo:font-weight="normal" style:font-size-asian="6pt" style:font-weight-asian="normal" style:font-size-complex="6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Helvetica Neue" fo:font-size="6pt" fo:letter-spacing="normal" fo:font-style="normal" fo:font-weight="normal" style:font-size-asian="6pt" style:font-size-complex="6pt"/>
    </style:style>
    <style:style style:name="P30" style:family="paragraph" style:parent-style-name="Standard">
      <style:paragraph-properties fo:text-align="justify" style:justify-single-word="false" style:text-autospace="none"/>
      <style:text-properties fo:font-variant="normal" fo:text-transform="none" fo:color="#000000" style:text-line-through-style="none" style:text-line-through-type="none" style:font-name="Helvetica Neue" fo:font-size="6pt" fo:letter-spacing="normal" fo:font-style="normal" style:text-underline-style="none" fo:font-weight="normal" style:text-blinking="false" style:font-size-asian="6pt" style:font-weight-asian="normal" style:font-size-complex="6pt" style:font-weight-complex="normal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text-align="center" style:justify-single-word="false" style:text-autospace="none"/>
      <style:text-properties fo:font-size="5pt" style:font-size-asian="5pt" style:font-size-complex="5pt"/>
    </style:style>
    <style:style style:name="P33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text-autospace="none" style:join-border="false"/>
      <style:text-properties fo:color="#808080" style:font-name="Helvetica Neue" fo:font-size="10.5pt" fo:font-weight="bold" style:font-size-asian="10.5pt" style:font-weight-asian="bold" style:font-size-complex="10.5pt" style:font-weight-complex="bold"/>
    </style:style>
    <style:style style:name="P34" style:family="paragraph" style:parent-style-name="Standard">
      <style:paragraph-properties fo:margin-left="0in" fo:margin-right="0.022in" fo:line-height="100%" fo:text-align="justify" style:justify-single-word="false" fo:orphans="0" fo:widows="0" fo:text-indent="0in" style:auto-text-indent="false" style:text-autospace="none"/>
      <style:text-properties fo:color="#000000" style:font-name="Helvetica Neue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35" style:family="paragraph" style:parent-style-name="Standard">
      <style:paragraph-properties fo:margin-left="0in" fo:margin-right="0.022in" fo:text-align="justify" style:justify-single-word="false" fo:text-indent="0in" style:auto-text-indent="false"/>
      <style:text-properties fo:color="#000000" style:font-name="Helvetica Neue"/>
    </style:style>
    <style:style style:name="P36" style:family="paragraph" style:parent-style-name="Standard">
      <style:paragraph-properties fo:margin-left="0in" fo:margin-right="0.022in" fo:text-align="justify" style:justify-single-word="false" fo:text-indent="0in" style:auto-text-indent="false"/>
      <style:text-properties fo:color="#000000" style:font-name="Helvetica Neue" fo:font-size="6pt" style:font-size-asian="6pt" style:font-size-complex="6pt"/>
    </style:style>
    <style:style style:name="P37" style:family="paragraph" style:parent-style-name="Standard" style:list-style-name="L1">
      <style:paragraph-properties fo:text-align="start" style:justify-single-word="false" style:text-autospace="none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38" style:family="paragraph" style:parent-style-name="Standard" style:list-style-name="L2">
      <style:paragraph-properties fo:text-align="start" style:justify-single-word="false" style:text-autospace="none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39" style:family="paragraph" style:parent-style-name="Standard" style:list-style-name="L3">
      <style:paragraph-properties fo:text-align="start" style:justify-single-word="false" style:text-autospace="none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40" style:family="paragraph" style:parent-style-name="Standard" style:list-style-name="L4">
      <style:paragraph-properties fo:text-align="start" style:justify-single-word="false" style:text-autospace="none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41" style:family="paragraph" style:parent-style-name="Standard" style:list-style-name="L5">
      <style:paragraph-properties fo:text-align="start" style:justify-single-word="false" style:text-autospace="none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42" style:family="paragraph" style:parent-style-name="Standard" style:list-style-name="L9">
      <style:paragraph-properties fo:text-align="start" style:justify-single-word="false" style:text-autospace="none"/>
      <style:text-properties style:font-name="Helvetica Neue" fo:font-size="10pt" fo:font-weight="normal" officeooo:rsid="000576c3" officeooo:paragraph-rsid="000576c3" style:font-size-asian="10pt" style:font-weight-asian="normal" style:font-size-complex="10pt" style:font-weight-complex="normal"/>
    </style:style>
    <style:style style:name="P43" style:family="paragraph" style:parent-style-name="Standard" style:list-style-name="L1">
      <style:paragraph-properties fo:text-align="start" style:justify-single-word="false" style:text-autospace="none"/>
      <style:text-properties style:font-name="Helvetica Neue" fo:font-size="10pt" fo:font-weight="normal" officeooo:rsid="000c17f6" officeooo:paragraph-rsid="000c17f6" style:font-size-asian="10pt" style:font-weight-asian="normal" style:font-size-complex="10pt" style:font-weight-complex="normal"/>
    </style:style>
    <style:style style:name="P44" style:family="paragraph" style:parent-style-name="Standard" style:list-style-name="L1">
      <style:paragraph-properties fo:text-align="start" style:justify-single-word="false" style:text-autospace="none"/>
      <style:text-properties style:font-name="Helvetica Neue" fo:font-size="10pt" fo:font-weight="normal" officeooo:rsid="000ce3de" officeooo:paragraph-rsid="000ce3de" style:font-size-asian="10pt" style:font-weight-asian="normal" style:font-size-complex="10pt" style:font-weight-complex="normal"/>
    </style:style>
    <style:style style:name="P45" style:family="paragraph" style:parent-style-name="Standard" style:list-style-name="L7">
      <style:paragraph-properties fo:text-align="start" style:justify-single-word="false" style:text-autospace="none"/>
      <style:text-properties style:font-name="Helvetica Neue" fo:font-size="10pt" style:font-size-asian="10pt" style:font-size-complex="10pt"/>
    </style:style>
    <style:style style:name="P46" style:family="paragraph" style:parent-style-name="Standard" style:list-style-name="L8">
      <style:paragraph-properties fo:text-align="start" style:justify-single-word="false" style:text-autospace="none"/>
      <style:text-properties style:font-name="Helvetica Neue" fo:font-size="10pt" style:font-size-asian="10pt" style:font-size-complex="10pt"/>
    </style:style>
    <style:style style:name="P47" style:family="paragraph" style:parent-style-name="Standard">
      <style:paragraph-properties fo:text-align="start" style:justify-single-word="false" style:text-autospace="none"/>
      <style:text-properties style:font-name="Helvetica Neue" fo:font-size="10pt" style:font-size-asian="10pt" style:font-size-complex="10pt"/>
    </style:style>
    <style:style style:name="P48" style:family="paragraph" style:parent-style-name="Standard" style:list-style-name="L7">
      <style:paragraph-properties fo:text-align="start" style:justify-single-word="false" style:text-autospace="none"/>
      <style:text-properties style:font-name="Helvetica Neue" fo:font-size="10pt" officeooo:rsid="000576c3" officeooo:paragraph-rsid="000576c3" style:font-size-asian="10pt" style:font-size-complex="10pt"/>
    </style:style>
    <style:style style:name="P49" style:family="paragraph" style:parent-style-name="Standard">
      <style:paragraph-properties fo:text-align="start" style:justify-single-word="false" style:text-autospace="none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P50" style:family="paragraph" style:parent-style-name="Standard">
      <style:paragraph-properties fo:text-align="start" style:justify-single-word="false" style:text-autospace="none"/>
      <style:text-properties style:font-name="Helvetica Neue" fo:font-size="8pt" style:font-size-asian="7pt" style:font-size-complex="8pt"/>
    </style:style>
    <style:style style:name="P51" style:family="paragraph" style:parent-style-name="Standard">
      <style:paragraph-properties fo:text-align="center" style:justify-single-word="false" style:text-autospace="none"/>
      <style:text-properties style:font-name="Helvetica Neue Light" fo:font-size="15pt" style:font-size-asian="15pt" style:font-size-complex="15pt"/>
    </style:style>
    <style:style style:name="P52" style:family="paragraph" style:parent-style-name="Standard" style:list-style-name="L10">
      <style:paragraph-properties fo:text-align="start" style:justify-single-word="false" style:text-autospace="none"/>
      <style:text-properties officeooo:paragraph-rsid="000aa537"/>
    </style:style>
    <style:style style:name="P53" style:family="paragraph" style:parent-style-name="Standard" style:list-style-name="L6">
      <style:paragraph-properties fo:text-align="start" style:justify-single-word="false" style:text-autospace="none"/>
    </style:style>
    <style:style style:name="P54" style:family="paragraph" style:parent-style-name="Standard" style:list-style-name="L10">
      <style:paragraph-properties fo:text-align="start" style:justify-single-word="false" style:text-autospace="none"/>
      <style:text-properties fo:color="#000000" officeooo:paragraph-rsid="000aa537"/>
    </style:style>
    <style:style style:name="P55" style:family="paragraph" style:parent-style-name="Standard" style:list-style-name="L10">
      <style:paragraph-properties fo:text-align="start" style:justify-single-word="false" style:text-autospace="none"/>
      <style:text-properties fo:color="#000000" fo:font-size="8pt" officeooo:paragraph-rsid="000aa537" style:font-size-asian="7pt" style:font-size-complex="8pt"/>
    </style:style>
    <style:style style:name="P56" style:family="paragraph" style:parent-style-name="Standard">
      <style:paragraph-properties fo:text-align="center" style:justify-single-word="false" style:text-autospace="none"/>
    </style:style>
    <style:style style:name="P57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text-autospace="none" style:join-border="false"/>
      <style:text-properties fo:color="#808080" style:font-name="Helvetica Neue" fo:font-size="10.5pt" fo:font-weight="bold" style:font-size-asian="10.5pt" style:font-weight-asian="bold" style:font-size-complex="10.5pt" style:font-weight-complex="bold"/>
    </style:style>
    <style:style style:name="P58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text-autospace="none" style:join-border="false"/>
      <style:text-properties fo:color="#808080" style:font-name="Helvetica Neue" fo:font-size="10.5pt" fo:font-weight="bold" officeooo:rsid="000576c3" officeooo:paragraph-rsid="000aa537" style:font-size-asian="10.5pt" style:font-weight-asian="bold" style:font-size-complex="10.5pt" style:font-weight-complex="bold"/>
    </style:style>
    <style:style style:name="P59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text-autospace="none" style:join-border="false"/>
      <style:text-properties fo:color="#808080" style:font-name="Helvetica Neue" fo:font-size="10.5pt" fo:font-weight="bold" officeooo:rsid="000aa537" officeooo:paragraph-rsid="000aa537" style:font-size-asian="10.5pt" style:font-weight-asian="bold" style:font-size-complex="10.5pt" style:font-weight-complex="bold"/>
    </style:style>
    <style:style style:name="T1" style:family="text">
      <style:text-properties style:font-name="Helvetica Neue"/>
    </style:style>
    <style:style style:name="T2" style:family="text">
      <style:text-properties style:font-name="Helvetica Neue" fo:font-weight="bold" style:font-weight-asian="bold" style:font-weight-complex="bold"/>
    </style:style>
    <style:style style:name="T3" style:family="text">
      <style:text-properties style:font-name="Helvetica Neue" style:text-underline-style="none"/>
    </style:style>
    <style:style style:name="T4" style:family="text"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 Neue" fo:font-size="10pt" fo:font-weight="normal" officeooo:rsid="000576c3" style:font-size-asian="10pt" style:font-weight-asian="normal" style:font-size-complex="10pt" style:font-weight-complex="normal"/>
    </style:style>
    <style:style style:name="T6" style:family="text">
      <style:text-properties style:font-name="Helvetica Neue" fo:font-size="10pt" fo:font-weight="normal" officeooo:rsid="0006cd23" style:font-size-asian="10pt" style:font-weight-asian="normal" style:font-size-complex="10pt" style:font-weight-complex="normal"/>
    </style:style>
    <style:style style:name="T7" style:family="text">
      <style:text-properties style:font-name="Helvetica Neue" fo:font-size="10pt" fo:font-weight="normal" officeooo:rsid="000e6e5f" style:font-size-asian="10pt" style:font-weight-asian="normal" style:font-size-complex="10pt" style:font-weight-complex="normal"/>
    </style:style>
    <style:style style:name="T8" style:family="text">
      <style:text-properties style:font-name="Helvetica Neue" fo:font-weight="normal" officeooo:rsid="0006cd23" style:font-weight-asian="normal" style:font-weight-complex="normal"/>
    </style:style>
    <style:style style:name="T9" style:family="text">
      <style:text-properties fo:font-variant="normal" fo:text-transform="none" fo:color="#1155cc" style:text-line-through-style="none" style:text-line-through-type="none" style:font-name="Helvetica Neue Light" fo:font-size="10.5pt" fo:letter-spacing="normal" fo:font-style="normal" style:text-underline-style="none" fo:font-weight="normal" style:text-blinking="false" style:font-size-asian="10.5pt" style:font-size-complex="10.5pt"/>
    </style:style>
    <style:style style:name="T10" style:family="text">
      <style:text-properties fo:font-variant="normal" fo:text-transform="none" fo:color="#000000" style:text-line-through-style="none" style:text-line-through-type="none" style:font-name="Helvetica Neue" fo:font-size="10pt" fo:letter-spacing="normal" fo:font-style="normal" style:text-underline-style="none" fo:font-weight="normal" style:text-blinking="false" style:font-size-asian="10pt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Helvetica Neue Light" fo:font-size="10.5pt" fo:letter-spacing="normal" fo:font-style="normal" style:text-underline-style="none" fo:font-weight="normal" style:text-blinking="false" style:font-size-asian="10.5pt" style:font-size-complex="10.5pt"/>
    </style:style>
    <style:style style:name="T12" style:family="text">
      <style:text-properties fo:font-variant="normal" fo:text-transform="none" fo:color="#000000" fo:font-size="10pt" fo:letter-spacing="normal" fo:font-style="normal" fo:font-weight="normal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fo:color="#000000" style:font-name="Helvetica Neue" fo:font-size="10pt" fo:letter-spacing="normal" fo:font-style="normal" fo:font-weight="normal" style:font-size-asian="10pt" style:font-size-complex="10pt"/>
    </style:style>
    <style:style style:name="T14" style:family="text">
      <style:text-properties fo:font-variant="normal" fo:text-transform="none" fo:color="#000000" style:font-name="Helvetica Neue" fo:font-size="10pt" fo:letter-spacing="normal" fo:font-style="normal" fo:font-weight="normal" style:font-size-asian="10pt" style:font-style-asian="normal" style:font-size-complex="10pt" style:font-style-complex="normal"/>
    </style:style>
    <style:style style:name="T15" style:family="text">
      <style:text-properties fo:font-variant="normal" fo:text-transform="none" fo:color="#000000" style:font-name="Helvetica Neue" fo:font-size="10pt" fo:letter-spacing="normal" fo:font-style="normal" fo:font-weight="normal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fo:color="#000000" style:font-name="Helvetica Neue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fo:font-variant="normal" fo:text-transform="none" fo:color="#000000" style:font-name="Helvetica Neue" fo:font-size="10pt" fo:letter-spacing="normal" fo:font-style="italic" fo:font-weight="normal" style:font-size-asian="10pt" style:font-size-complex="10pt"/>
    </style:style>
    <style:style style:name="T18" style:family="text">
      <style:text-properties fo:font-variant="normal" fo:text-transform="none" fo:color="#000000" style:font-name="Helvetica Neue" fo:font-size="10pt" fo:letter-spacing="normal" style:font-size-asian="10pt" style:font-size-complex="10pt"/>
    </style:style>
    <style:style style:name="T19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 style:font-size-asian="10pt" style:font-weight-asian="normal" style:font-size-complex="10pt" style:font-weight-complex="normal"/>
    </style:style>
    <style:style style:name="T20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style:text-blinking="false" style:font-size-asian="10pt" style:font-weight-asian="bold" style:font-size-complex="10pt" style:font-weight-complex="bold"/>
    </style:style>
    <style:style style:name="T21" style:family="text">
      <style:text-properties fo:font-variant="normal" fo:text-transform="none" fo:color="#333333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2" style:family="text">
      <style:text-properties fo:font-variant="normal" fo:text-transform="none" fo:color="#333333" fo:font-size="10pt" fo:letter-spacing="normal" fo:font-style="normal" fo:font-weight="bold" style:font-size-asian="10pt" style:font-size-complex="10pt"/>
    </style:style>
    <style:style style:name="T23" style:family="text">
      <style:text-properties fo:font-variant="normal" fo:text-transform="none" fo:color="#333333" fo:font-size="10pt" fo:letter-spacing="normal" fo:font-style="normal" fo:font-weight="normal" style:font-size-asian="10pt" style:font-size-complex="10pt"/>
    </style:style>
    <style:style style:name="T24" style:family="text">
      <style:text-properties fo:font-variant="normal" fo:text-transform="none" fo:color="#333333" fo:font-size="10pt" fo:letter-spacing="normal" fo:font-style="italic" fo:font-weight="normal" style:font-size-asian="10pt" style:font-weight-asian="normal" style:font-size-complex="10pt" style:font-weight-complex="normal"/>
    </style:style>
    <style:style style:name="T25" style:family="text">
      <style:text-properties fo:font-variant="normal" fo:text-transform="none" fo:letter-spacing="normal" fo:font-style="normal" style:font-size-asian="10pt" style:font-weight-asian="normal" style:font-size-complex="10pt" style:font-weight-complex="normal"/>
    </style:style>
    <style:style style:name="T26" style:family="text">
      <style:text-properties fo:font-variant="normal" fo:text-transform="none" fo:letter-spacing="normal" fo:font-style="normal" fo:font-weight="bold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8" style:family="text">
      <style:text-properties fo:font-variant="normal" fo:text-transform="none" fo:letter-spacing="normal" fo:font-style="normal" fo:font-weight="normal"/>
    </style:style>
    <style:style style:name="T29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0" style:family="text">
      <style:text-properties fo:font-size="10pt" fo:font-weight="bold" style:font-size-asian="10pt" style:font-weight-asian="bold" style:font-weight-complex="bold"/>
    </style:style>
    <style:style style:name="T31" style:family="text">
      <style:text-properties fo:font-size="10pt" fo:font-weight="bold" style:font-size-asian="10pt" style:font-weight-asian="bold" style:font-name-complex="Times-Roman" style:font-size-complex="14.5pt" style:font-weight-complex="bold"/>
    </style:style>
    <style:style style:name="T32" style:family="text">
      <style:text-properties fo:font-size="10pt" fo:font-weight="bold" style:font-name-asian="Times New Roman1" style:font-size-asian="10pt" style:font-weight-asian="bold" style:font-name-complex="Times New Roman1" style:font-weight-complex="bold"/>
    </style:style>
    <style:style style:name="T33" style:family="text">
      <style:text-properties fo:font-size="10pt" style:font-name-asian="Times New Roman1" style:font-size-asian="10pt" style:font-name-complex="Times-Bold" style:font-size-complex="16.5pt"/>
    </style:style>
    <style:style style:name="T34" style:family="text">
      <style:text-properties fo:font-size="10pt" style:font-name-asian="Times New Roman1" style:font-size-asian="10pt" style:font-name-complex="Times New Roman1"/>
    </style:style>
    <style:style style:name="T35" style:family="text">
      <style:text-properties fo:font-size="10pt" style:font-name-asian="Times New Roman1" style:font-size-asian="10pt" style:font-name-complex="Times New Roman1" style:font-size-complex="10pt"/>
    </style:style>
    <style:style style:name="T36" style:family="text">
      <style:text-properties fo:font-size="10pt" style:font-size-asian="10pt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font-size="10pt" style:font-size-asian="10pt" style:font-name-complex="Times-Roman"/>
    </style:style>
    <style:style style:name="T39" style:family="text">
      <style:text-properties fo:font-size="10pt" style:font-size-asian="10pt" style:font-name-complex="Times-Roman" style:font-size-complex="10pt"/>
    </style:style>
    <style:style style:name="T40" style:family="text">
      <style:text-properties fo:font-size="10pt" style:font-size-asian="10pt" style:font-name-complex="Times-Roman" style:font-size-complex="14.5pt"/>
    </style:style>
    <style:style style:name="T41" style:family="text">
      <style:text-properties fo:font-size="10pt" fo:font-weight="normal" style:font-size-asian="10pt" style:font-weight-asian="normal" style:font-weight-complex="normal"/>
    </style:style>
    <style:style style:name="T42" style:family="text">
      <style:text-properties fo:font-size="10pt" fo:font-weight="normal" style:font-name-asian="Times New Roman1" style:font-size-asian="10pt" style:font-weight-asian="normal" style:font-name-complex="Times New Roman1" style:font-weight-complex="normal"/>
    </style:style>
    <style:style style:name="T43" style:family="text">
      <style:text-properties fo:font-size="10pt" fo:font-weight="normal" style:font-name-asian="Times New Roman1" style:font-size-asian="10pt" style:font-weight-asian="normal" style:font-name-complex="Times-Bold" style:font-size-complex="16.5pt" style:font-weight-complex="normal"/>
    </style:style>
    <style:style style:name="T44" style:family="text">
      <style:text-properties fo:font-size="10pt" fo:font-weight="normal" style:font-name-asian="Times New Roman1" style:font-size-asian="10pt" style:font-weight-asian="normal" style:font-name-complex="Times-Roman" style:font-size-complex="11.5pt" style:font-weight-complex="normal"/>
    </style:style>
    <style:style style:name="T45" style:family="text">
      <style:text-properties fo:font-size="10pt" fo:font-weight="normal" style:font-name-asian="Times New Roman1" style:font-size-asian="10pt" style:font-weight-asian="normal" style:font-name-complex="Times-Roman" style:font-size-complex="10pt" style:font-weight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name-asian="Times New Roman1" style:font-weight-asian="bold" style:font-name-complex="Times New Roman1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style:font-name-asian="Times New Roman1" style:font-weight-asian="normal" style:font-name-complex="Times New Roman1" style:font-weight-complex="normal"/>
    </style:style>
    <style:style style:name="T50" style:family="text">
      <style:text-properties style:text-position="super 58%" fo:font-size="10pt" fo:font-weight="normal" style:font-name-asian="Times New Roman1" style:font-size-asian="10pt" style:font-weight-asian="normal" style:font-name-complex="Times-Bold" style:font-size-complex="16.5pt" style:font-weight-complex="normal"/>
    </style:style>
    <style:style style:name="T51" style:family="text">
      <style:text-properties style:text-position="super 58%" style:font-name="Helvetica Neue" style:text-underline-style="none"/>
    </style:style>
    <style:style style:name="T52" style:family="text">
      <style:text-properties style:text-position="super 58%" style:font-name-asian="Cambria" style:font-name-complex="Times New Roman1"/>
    </style:style>
    <style:style style:name="T53" style:family="text">
      <style:text-properties style:text-position="sub 58%" style:font-name="Helvetica Neue" style:text-underline-style="none"/>
    </style:style>
    <style:style style:name="T54" style:family="text">
      <style:text-properties style:font-name-asian="Cambria" style:font-name-complex="Times New Roman1"/>
    </style:style>
    <style:style style:name="T55" style:family="text">
      <style:text-properties style:font-name-asian="Times New Roman1" style:font-name-complex="Times New Roman1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officeooo:rsid="00055953"/>
    </style:style>
    <style:style style:name="T58" style:family="text">
      <style:text-properties style:font-name="Helvetica Neue Light" fo:font-size="10.5pt" fo:font-style="italic" style:font-size-asian="10.5pt" style:font-style-asian="italic" style:font-size-complex="10.5pt" style:font-style-complex="italic"/>
    </style:style>
    <style:style style:name="T59" style:family="text">
      <style:text-properties style:font-name="Helvetica Neue Light" fo:font-size="10.5pt" style:font-size-asian="10.5pt" style:font-size-complex="10.5pt"/>
    </style:style>
    <style:style style:name="T60" style:family="text">
      <style:text-properties style:font-name="Helvetica Neue Light" fo:font-size="10.5pt" officeooo:rsid="00055953" style:font-size-asian="10.5pt" style:font-size-complex="10.5pt"/>
    </style:style>
    <style:style style:name="T61" style:family="text">
      <style:text-properties officeooo:rsid="000576c3"/>
    </style:style>
    <style:style style:name="T62" style:family="text">
      <style:text-properties officeooo:rsid="00082f7c"/>
    </style:style>
    <style:style style:name="T63" style:family="text">
      <style:text-properties officeooo:rsid="000aa537"/>
    </style:style>
    <style:style style:name="T64" style:family="text">
      <style:text-properties officeooo:rsid="000e6e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Alexander T. Graf, PhD</text:p>
      <text:p text:style-name="P1"><text:span text:style-name="T58">Oakland, CA – Phone: <text:s/>510 990 2734, email: </text:span><text:a xlink:type="simple" xlink:href="mailto:alextgraf@gmail.com" text:style-name="Internet_20_link" text:visited-style-name="Visited_20_Internet_20_Link"><text:span text:style-name="T58">alextgraf@gmail.com</text:span></text:a><text:span text:style-name="T58"> </text:span></text:p>
      <text:p text:style-name="P1"><text:span text:style-name="T58">Google Scholar </text:span><text:a xlink:type="simple" xlink:href="https://goo.gl/RvzxGs" text:style-name="Internet_20_link" text:visited-style-name="Visited_20_Internet_20_Link"><text:span text:style-name="T59">goo.gl/RvzxGs</text:span></text:a><text:span text:style-name="T9"> - </text:span><text:span text:style-name="T11">LinkedIn</text:span><text:span text:style-name="T9"> </text:span><text:a xlink:type="simple" xlink:href="https://goo.gl/Npw8cw" text:style-name="Internet_20_link" text:visited-style-name="Visited_20_Internet_20_Link"><text:span text:style-name="T59">goo.gl/Npw8cw</text:span></text:a><text:span text:style-name="T59"> – </text:span><text:span text:style-name="T60">gitcv </text:span><text:a xlink:type="simple" xlink:href="http://goo.gl/w7mMmR" text:style-name="Internet_20_link" text:visited-style-name="Visited_20_Internet_20_Link"><text:span text:style-name="T60">goo.gl/w7mMmR</text:span></text:a></text:p>
      <text:p text:style-name="P32"/>
      <text:p text:style-name="P33">Experience</text:p>
      <text:p text:style-name="P4">11-16 to pres. <text:s/>General Electric Digital – Sr. Staff Data Scientist</text:p>
      <text:list xml:id="list4634008124332574058" text:style-name="L9">
        <text:list-item>
          <text:p text:style-name="P42">Unsupervised / Semi-supervised anomaly detection<text:span text:style-name="T62"> </text:span>on multivariate time series for Army transport vehicles (DPGMM on moving window covariance).</text:p>
        </text:list-item>
      </text:list>
      <text:list xml:id="list951083617129052798" text:style-name="L1">
        <text:list-item>
          <text:p text:style-name="P37">Health prediction for beef cattle <text:span text:style-name="T61">(Ensemble classification)</text:span></text:p>
        </text:list-item>
        <text:list-item>
          <text:p text:style-name="P37">Root cause analysis for hypoxic US Navy F18 pilots <text:span text:style-name="T61">(LDA topic modeling, partial dependence investigations, predictive model feature importance)</text:span></text:p>
        </text:list-item>
        <text:list-item>
          <text:p text:style-name="P44">Data validation and reconciliation (sensor failure detection)</text:p>
        </text:list-item>
        <text:list-item>
          <text:p text:style-name="P43">POC development with a high degree of customer engagement</text:p>
        </text:list-item>
      </text:list>
      <text:p text:style-name="P6"/>
      <text:p text:style-name="P4">02-16 to 11-16 <text:s/>General Electric Digital – Interim Manager of Data Science Services Team (<text:span text:style-name="T56">~18 people</text:span>)</text:p>
      <text:list xml:id="list7529820646754827642" text:style-name="L2">
        <text:list-item>
          <text:p text:style-name="P38">Lead the vision and strategy for group success.</text:p>
        </text:list-item>
        <text:list-item>
          <text:p text:style-name="P38">Manage expectations and guide careers of team members.</text:p>
        </text:list-item>
      </text:list>
      <text:p text:style-name="P7"/>
      <text:p text:style-name="P4">06-13 to 02-16 <text:s/>General Electric Digital – Staff Data Scientist</text:p>
      <text:list xml:id="list2104235151947178512" text:style-name="L3">
        <text:list-item>
          <text:p text:style-name="P39">Unsupervised anomaly detection on multivariate time series <text:span text:style-name="T62">with feature importance for jet engines (Graphical Granger Causality)</text:span></text:p>
        </text:list-item>
        <text:list-item>
          <text:p text:style-name="P39">Semi-supervised learning applied to fault classification <text:span text:style-name="T64">for j</text:span>et <text:span text:style-name="T64">e</text:span>ngines</text:p>
        </text:list-item>
        <text:list-item>
          <text:p text:style-name="P39">Domain adaptation <text:span text:style-name="T64">on </text:span>continuous data <text:span text:style-name="T64">for j</text:span>et <text:span text:style-name="T64">e</text:span>ngines <text:span text:style-name="T64">(MMDE and Tradaboost)</text:span></text:p>
        </text:list-item>
        <text:list-item>
          <text:p text:style-name="P39">Wavelet clustering on multivariate time series for fault identification</text:p>
        </text:list-item>
        <text:list-item>
          <text:p text:style-name="P39">Survival analysis <text:span text:style-name="T64">(Random Survival Forest)</text:span></text:p>
        </text:list-item>
        <text:list-item>
          <text:p text:style-name="P39">Change point detection on multivariate time series <text:span text:style-name="T64">(r</text:span>ank <text:span text:style-name="T64">p</text:span>ermutation<text:span text:style-name="T64">)</text:span></text:p>
        </text:list-item>
        <text:list-item>
          <text:p text:style-name="P39">Bias correction and sampling methods for general application <text:span text:style-name="T64">(resampling methods)</text:span></text:p>
        </text:list-item>
        <text:list-item>
          <text:p text:style-name="P39">Code <text:span text:style-name="T57">and product development</text:span>, internal white paper composition and various other lower level out-of-the-box analytics.</text:p>
        </text:list-item>
      </text:list>
      <text:p text:style-name="P7"/>
      <text:p text:style-name="P4">07-09 to 08-12 <text:s/>Lawrence Livermore National Laboratory (LLNL) – Postdoctoral Scientist (<text:span text:style-name="T56">DoE Q cleared</text:span>)</text:p>
      <text:list xml:id="list1991794416916207312" text:style-name="L4">
        <text:list-item>
          <text:p text:style-name="P40">X-ray probing of ultrafast processes in x-ray irradiated crystals</text:p>
          <text:list>
            <text:list-item>
              <text:p text:style-name="P40">Project lead with responsibilities including diagnostic planning and construction, experimental execution, budget and people management (10 person team)</text:p>
            </text:list-item>
            <text:list-item>
              <text:p text:style-name="P40">Data analysis included signal processing and multi-parameter regression on large data sets</text:p>
            </text:list-item>
          </text:list>
        </text:list-item>
        <text:list-item>
          <text:p text:style-name="P40">Photo-ionization and excitation measurements</text:p>
          <text:list>
            <text:list-item>
              <text:p text:style-name="P40">Collaborator with responsibilities including planning and implementation of short pulse </text:p>
              <text:p text:style-name="P40">x-ray spectroscopic diagnostic</text:p>
            </text:list-item>
            <text:list-item>
              <text:p text:style-name="P40">Data analysis required careful calibration, signal processing and noise suppression using time coincidence</text:p>
            </text:list-item>
          </text:list>
        </text:list-item>
      </text:list>
      <text:p text:style-name="P7"/>
      <text:p text:style-name="P4">12-05 to12-0<text:span text:style-name="T57">8</text:span> <text:s/>MIT Plasma Science and Fusion Center – Visiting Graduate Student / Research Assistant</text:p>
      <text:list xml:id="list6616536238612432151" text:style-name="L5">
        <text:list-item>
          <text:p text:style-name="P41">Plasma flow and temperature measurements in a tokamak</text:p>
          <text:list>
            <text:list-item>
              <text:p text:style-name="P41">Project Lead with responsibilities including experiment organization, execution, diagnostic construction and budget management, coordination with larger 50+ person team.</text:p>
            </text:list-item>
            <text:list-item>
              <text:p text:style-name="P41">Instrument control and time synchronized data acquisition / data base integration</text:p>
            </text:list-item>
            <text:list-item>
              <text:p text:style-name="P41">Signal processing, multi-parameter regression, statistical significance testing</text:p>
            </text:list-item>
            <text:list-item>
              <text:p text:style-name="P41">Monte Carlo modeling of neutral particle trajectories</text:p>
            </text:list-item>
          </text:list>
        </text:list-item>
      </text:list>
      <text:p text:style-name="P7"/>
      <text:p text:style-name="P4">12-02 to 12-05 <text:s/>LLNL – Visiting Graduate Student / Research Assistant</text:p>
      <text:list xml:id="list1328838972990236218" text:style-name="L6">
        <text:list-item>
          <text:p text:style-name="P53"><text:span text:style-name="T4">X-ray spectroscopic measurements of astrophysical relevance</text:span></text:p>
        </text:list-item>
      </text:list>
      <text:p text:style-name="P7"><text:soft-page-break/></text:p>
      <text:p text:style-name="P33">Education</text:p>
      <text:p text:style-name="P8"><text:span text:style-name="T1">12-08 <text:s/></text:span><text:span text:style-name="T2">Ph.D. (Plasma Physics)</text:span><text:span text:style-name="T1"> University of California at Davis (GPA 3.8)</text:span></text:p>
      <text:p text:style-name="P5"><text:s text:c="14"/>12-05 to 12-08 Visiting Graduate Student at the MIT Plasma Science and Fusion Center</text:p>
      <text:p text:style-name="P8"><text:span text:style-name="T1">12-04 <text:s/></text:span><text:span text:style-name="T2">M.Sc (Physics)</text:span><text:span text:style-name="T1"> University of California at Davis</text:span></text:p>
      <text:p text:style-name="P8"><text:span text:style-name="T1">06-00 <text:s/></text:span><text:span text:style-name="T2">B.Sc. (Physics)</text:span><text:span text:style-name="T1"> University of North Florida</text:span></text:p>
      <text:p text:style-name="P50"/>
      <text:p text:style-name="P58">Technical interests</text:p>
      <text:list xml:id="list96318408642802319" text:style-name="L10">
        <text:list-item>
          <text:p text:style-name="P52"><text:span text:style-name="T5">NLP / Text Mining topics </text:span><text:span text:style-name="T6">adapted to</text:span><text:span text:style-name="T5"> </text:span><text:span text:style-name="T6">multivariate </text:span><text:span text:style-name="T5">time series analysis </text:span><text:span text:style-name="T7">(e.g. SAX and distributed word representations for unsupervised pre-training)</text:span></text:p>
        </text:list-item>
        <text:list-item>
          <text:p text:style-name="P54"><text:span text:style-name="T5">D</text:span><text:span text:style-name="T6">eep Learning topics for time series</text:span></text:p>
          <text:p text:style-name="P55"><text:span text:style-name="T8"/></text:p>
        </text:list-item>
      </text:list>
      <text:p text:style-name="P59">Math and Computational Skills</text:p>
      <text:p text:style-name="P5">Machine Learning, Probability and Statistics, Time Series Analysis, Calculus, Linear Algebra, Real and Complex Analysis, ODE/PDE, Numerical Analysis, Foundational Algorithms, Optimization</text:p>
      <text:p text:style-name="P3"/>
      <text:p text:style-name="P5">Python, R, Matlab, Git (Fluent) – <text:span text:style-name="T61">AWS, J</text:span>ava, SQL, Spark, Javascript, D3, Bokeh (Functional)</text:p>
      <text:p text:style-name="P50"/>
      <text:p text:style-name="P33">Patents</text:p>
      <text:list xml:id="list3967990665742991376" text:style-name="L7">
        <text:list-item>
          <text:p text:style-name="P48">(Pending<text:span text:style-name="T63">) </text:span>Operator health proxy using adapted fatigue measures</text:p>
        </text:list-item>
        <text:list-item>
          <text:p text:style-name="P45">A Framework for Unsupervised Anomaly Detection on Industrial Time Series Data</text:p>
        </text:list-item>
      </text:list>
      <text:list xml:id="list8901718026382006835" text:style-name="L8">
        <text:list-item>
          <text:p text:style-name="P46">(Pending) Transfer Learning for Aviation Damage Models</text:p>
        </text:list-item>
      </text:list>
      <text:p text:style-name="P50"/>
      <text:p text:style-name="P33">Publications</text:p>
      <text:p text:style-name="P21"><text:span text:style-name="T46">A. Graf</text:span>, “The Development of Benchmark Data Sets for Industrial Assets”, Internal GE White Paper (2015)</text:p>
      <text:p text:style-name="P9"/>
      <text:p text:style-name="P23"><text:span text:style-name="T46">A. Graf</text:span>, “<text:span text:style-name="T48">A Visible Spectral Survey in the Alcator C-Mod Tokamak</text:span>”, <text:span text:style-name="T46">Canadian Journal of Physics</text:span> <text:span text:style-name="T48">89</text:span>:(5), p. 615 (2011<text:bookmark text:name="_GoBack"/>)</text:p>
      <text:p text:style-name="P9"/>
      <text:p text:style-name="P23"><text:span text:style-name="T47">A. Graf,</text:span><text:span text:style-name="T49"> “Measurement and Modeling of Na-like Fe XVI Inner-shell Satellites Between 14.5 Å and 18 Å”,</text:span><text:span text:style-name="T47"> Astrophysical Journal</text:span><text:span text:style-name="T55">, </text:span><text:span text:style-name="T49">695</text:span><text:span text:style-name="T55">, 818 (2009)</text:span></text:p>
      <text:p text:style-name="P9"/>
      <text:p text:style-name="P23"><text:span text:style-name="T47">A. Graf, </text:span><text:span text:style-name="T49">“Multichannel Doppler Transmission Grating Spectrometer at the Alcator C-Mod Tokamak”</text:span><text:span text:style-name="T47">, Review of Scientific Instruments</text:span><text:span text:style-name="T55">, </text:span><text:span text:style-name="T49">79</text:span><text:span text:style-name="T55">, 10F544 (2008)</text:span></text:p>
      <text:p text:style-name="P10"/>
      <text:p text:style-name="P23"><text:span text:style-name="T47">A. Graf</text:span><text:span text:style-name="T55">, “Spectroscopy on Magnetically Confined Plasmas using Electron Beam Ion Trap Spectrometers”, </text:span><text:span text:style-name="T47">Canadian Journal of Physics </text:span><text:span text:style-name="T49">86</text:span><text:span text:style-name="T55">, 307 (2008)</text:span></text:p>
      <text:p text:style-name="P11"/>
      <text:p text:style-name="P25"><text:span text:style-name="T2">A. Graf</text:span><text:span text:style-name="T1">, </text:span><text:span text:style-name="style1"><text:span text:style-name="T1">“</text:span></text:span><text:a xlink:type="simple" xlink:href="https://ebit.llnl.gov/pdfs/2002-2004%20pdfs%20in%20order/22-Graf_AIP645_74%2802%29.pdf" text:style-name="Internet_20_link" text:visited-style-name="Visited_20_Internet_20_Link"><text:span text:style-name="T3">Lifetime of the 1s2p </text:span></text:a><text:a xlink:type="simple" xlink:href="https://ebit.llnl.gov/pdfs/2002-2004%20pdfs%20in%20order/22-Graf_AIP645_74%2802%29.pdf" text:style-name="Internet_20_link" text:visited-style-name="Visited_20_Internet_20_Link"><text:span text:style-name="T51">1</text:span></text:a><text:a xlink:type="simple" xlink:href="https://ebit.llnl.gov/pdfs/2002-2004%20pdfs%20in%20order/22-Graf_AIP645_74%2802%29.pdf" text:style-name="Internet_20_link" text:visited-style-name="Visited_20_Internet_20_Link"><text:span text:style-name="T3">P</text:span></text:a><text:a xlink:type="simple" xlink:href="https://ebit.llnl.gov/pdfs/2002-2004%20pdfs%20in%20order/22-Graf_AIP645_74%2802%29.pdf" text:style-name="Internet_20_link" text:visited-style-name="Visited_20_Internet_20_Link"><text:span text:style-name="T53">1</text:span></text:a><text:a xlink:type="simple" xlink:href="https://ebit.llnl.gov/pdfs/2002-2004%20pdfs%20in%20order/22-Graf_AIP645_74%2802%29.pdf" text:style-name="Internet_20_link" text:visited-style-name="Visited_20_Internet_20_Link"><text:span text:style-name="T3"> Excited Level in Fe</text:span></text:a><text:a xlink:type="simple" xlink:href="https://ebit.llnl.gov/pdfs/2002-2004%20pdfs%20in%20order/22-Graf_AIP645_74%2802%29.pdf" text:style-name="Internet_20_link" text:visited-style-name="Visited_20_Internet_20_Link"><text:span text:style-name="T51">24+</text:span></text:a><text:span text:style-name="style1"><text:span text:style-name="T1">”, </text:span></text:span><text:span text:style-name="T1">Spectral Line Shapes: Volume 12, </text:span><text:span text:style-name="T2">16th ICSLS, AIP Conf. Proc.</text:span><text:span text:style-name="T1"> CP645, edited by C. A. Back (American Institute of Physics, New York, 2002), p. 74-78</text:span></text:p>
      <text:p text:style-name="P12"/>
      <text:p text:style-name="P33">Co-Author Publications</text:p>
      <text:p text:style-name="P20"><text:span text:style-name="T19">W. Wierzchowski et al., Synchrotron topographic evaluation of strain around craters generated by irradiation with x-ray pulses from free electron lasers with different intensities, </text:span><text:span text:style-name="T20">Nuclear Instruments and Methods in Physics Research</text:span><text:span text:style-name="T19"> Section B, 364, p.20-26 (2015)</text:span></text:p>
      <text:p text:style-name="P30"/>
      <text:p text:style-name="P20"><text:span text:style-name="T19">A. Levy et al., “The creation of large-volume, gradient-free warm dense matter with an x-ray free-electron laser”, </text:span><text:span text:style-name="T20">Physics of Plasmas</text:span><text:span text:style-name="T19">, 22 (3), 030703 (2015)</text:span></text:p>
      <text:p text:style-name="P28"/>
      <text:p text:style-name="P2"><text:span text:style-name="T12">M. Hunter et al., “Fixed-target protein serial crystallography with an x-ray free-electron laser”, </text:span><text:span text:style-name="T21">Scientific Reports (Nature)</text:span><text:span text:style-name="T24"> </text:span><text:span text:style-name="T22">4, </text:span><text:span text:style-name="T23">6026 (2014)</text:span></text:p>
      <text:p text:style-name="P28"/>
      <text:p text:style-name="P20"><text:span text:style-name="T25">D. Garvey et al., “Development of Next Generation Anomaly Detection &amp; Isolation for GE90 Engines” </text:span><text:span text:style-name="T26">GE Report</text:span><text:span text:style-name="T25"> GRC286 (2014)</text:span></text:p>
      <text:p text:style-name="P28"/>
      <text:p text:style-name="P26">M. Frank et al. “Femtosecond X-ray diffraction from two-dimensional protein crystals”,<text:span text:style-name="T46"> IUCrJ,</text:span> v.1, pt.2, 95 (2014)</text:p>
      <text:p text:style-name="P28"/>
      <text:p text:style-name="P22">C. Weninger et al., “Stimulated Electronic X-ray Raman Scattering”, <text:span text:style-name="T46">Physical Review Letters</text:span>, 111, 233902 (2013)</text:p>
      <text:p text:style-name="P17"><text:soft-page-break/></text:p>
      <text:p text:style-name="P24"><text:span text:style-name="T48">J. Rudolph et al., “X-ray resonant photoexcitation: line widths and energies of K-alpha transitions in highly charged Fe ions”, </text:span><text:span text:style-name="T46">Physical Review Letters</text:span><text:span text:style-name="T48">, 111, 103002 (2013)</text:span></text:p>
      <text:p text:style-name="P17"/>
      <text:p text:style-name="P24">S. Bernitt et al., <text:s/>“Tackling the Astrophysical Fe XVII Emission Problem with a Free-Electron X-ray Laser”, <text:span text:style-name="T46">Nature</text:span> Dec. (2012)</text:p>
      <text:p text:style-name="P13"/>
      <text:p text:style-name="P23">S. Hau-Riege et al., “Ultrafast Disintegration of X-ray-Heated Solids”, <text:span text:style-name="T27">Physical Review Letters </text:span><text:span text:style-name="T29">108</text:span><text:span text:style-name="T28">, 217402 (2012)</text:span></text:p>
      <text:p text:style-name="P29"/>
      <text:p text:style-name="P23">N. Rohringer et al., “First Realization of an Atomic Inner-shell X-ray Laser at 1.46 nm Wavelength”, <text:span text:style-name="T46">Nature,</text:span> <text:span text:style-name="T48">481</text:span>, 7382, p. 488 (2012)</text:p>
      <text:p text:style-name="P13"/>
      <text:p text:style-name="P31"><text:span text:style-name="T13">J. Gaudin et al., "</text:span><text:a xlink:type="simple" xlink:href="http://prb.aps.org/abstract/PRB/v86/i2/e024103" text:style-name="Internet_20_link" text:visited-style-name="Visited_20_Internet_20_Link"><text:span text:style-name="T10">Amorphous to Crystalline Phase Transition in Carbon Induced by Intense Femtosecond X-ray Free-Electron Laser Pulses</text:span></text:a><text:span text:style-name="T13">", </text:span><text:span text:style-name="T16">Physical Review B</text:span><text:span text:style-name="T14">,</text:span><text:span text:style-name="T17"> </text:span><text:span text:style-name="T15">86</text:span><text:span text:style-name="T18"> </text:span><text:span text:style-name="T13">024103 (2012)</text:span></text:p>
      <text:p text:style-name="P29"/>
      <text:p text:style-name="P27">J. Clementson et al., “Atomic data for the ITER Core Imaging X-ray Spectrometer”, <text:span text:style-name="T46">Proc. of the 39th European Physical Society Conference on Plasma Physics</text:span> (2012)</text:p>
      <text:p text:style-name="P29"/>
      <text:p text:style-name="P13"><text:span text:style-name="T36">J. R. Crespo </text:span><text:span text:style-name="T37">et al.,</text:span><text:span text:style-name="T36"> “Photoionizing Trapped Highly Charged Ions with Sychrotron Radiation”, </text:span><text:span text:style-name="T30">Proc. for Atomic Processes in Plasmas </text:span><text:span text:style-name="T36">(2011)</text:span></text:p>
      <text:p text:style-name="P3"/>
      <text:p text:style-name="P24"><text:span text:style-name="T28">J. Dunn et al.,</text:span> “<text:span text:style-name="T54">Spectroscopic Studies of Hard X-ray Free-Electron Laser-heated foils at 10</text:span><text:span text:style-name="T52">16</text:span><text:span text:style-name="T54"> Wcm</text:span><text:span text:style-name="T52">-2</text:span><text:span text:style-name="T54"> Irradiances</text:span>”, <text:span text:style-name="T46">SPIE Proc. X-ray Lasers and Coherent X-ray Sources</text:span> (2011)</text:p>
      <text:p text:style-name="P14"/>
      <text:p text:style-name="P24">K. Chu et al., “In-plane Rotation Classificiation for Coherent X-ray Imaging of Single Biomolecules”, <text:span text:style-name="T46">Optics Express</text:span>, <text:span text:style-name="T48">19</text:span>, 12, 11691 (2011)</text:p>
      <text:p text:style-name="P15"/>
      <text:p text:style-name="P19"><text:span text:style-name="T38">F. Graziani </text:span><text:span text:style-name="T39">et al.,</text:span><text:span text:style-name="T38"> <text:s/>“</text:span><text:span text:style-name="T40">Large-scale Molecular Dynamics of Dense Plasmas: The Cimarron Project” (</text:span><text:span text:style-name="T31">High Energy Density Physics</text:span><text:span text:style-name="T40"> June issue 2011)</text:span></text:p>
      <text:p text:style-name="P16"/>
      <text:p text:style-name="P35"><text:span text:style-name="T34">S. Hau-Riege </text:span><text:span text:style-name="T35">et al.,</text:span><text:span text:style-name="T34"> “Interaction of Low-Z Inorganic Solids with Short X-ray Pulses at the LCLS Free-Electron Laser”, </text:span><text:span text:style-name="T30">Optics Express</text:span><text:span text:style-name="T36"> </text:span><text:span text:style-name="T41">18</text:span><text:span text:style-name="T36">, 23 p. 23933 (2010) </text:span></text:p>
      <text:p text:style-name="P36"/>
      <text:p text:style-name="P18"><text:span text:style-name="T34">B. Labombard </text:span><text:span text:style-name="T35">et al.,</text:span><text:span text:style-name="T34"> “Critical Gradients and Plasma Flows in the Edge Plasma of Alcator C-Mod”, </text:span><text:span text:style-name="T32">Physics of Plasmas</text:span><text:span text:style-name="T34">, </text:span><text:span text:style-name="T42">15</text:span><text:span text:style-name="T34">, 056106 (2008)</text:span></text:p>
      <text:p text:style-name="P10"/>
      <text:p text:style-name="P34"><text:span text:style-name="T44">G. V. Brown </text:span><text:span text:style-name="T45">et al., </text:span><text:span text:style-name="T44">“</text:span><text:span text:style-name="T43">Simulating Cometary and Stellar X-ray Emission in the Laboratory Using Microcalorimeters and an Electron Beam Ion Trap”, 14</text:span><text:span text:style-name="T50">th</text:span><text:span text:style-name="T43"> APS Atomic Processes in Plasmas,</text:span><text:span text:style-name="T33"> AIP Conf. Proc. CP730</text:span><text:span text:style-name="T43">, edited by J. Cohen, S. Mazavet, and D. Kilcrease 730, 203 (2004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Helvetica Neue1" svg:font-family="'Helvetica Neue'"/>
    <style:font-face style:name="Helvetica Neue Light" svg:font-family="'Helvetica Neue Light'"/>
    <style:font-face style:name="OpenSymbol" svg:font-family="OpenSymbol"/>
    <style:font-face style:name="Helvetica" svg:font-family="Helvetica" style:font-family-generic="swiss"/>
    <style:font-face style:name="Helvetica Neue" svg:font-family="'Helvetica Neue'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Cambria" svg:font-family="Cambria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-Roman" svg:font-family="Times-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style1" style:family="text" style:parent-style-name="Default_20_Paragraph_20_Font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2T18:08:50</meta:creation-date>
    <dc:date>2018-01-07T20:14:54.883089478</dc:date>
    <meta:editing-duration>P26DT22H11M25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3" meta:paragraph-count="81" meta:word-count="1118" meta:character-count="7797" meta:non-whitespace-character-count="6755"/>
  </office:meta>
</office:document-meta>
</file>